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mits involving infinity</text:p>
      <text:p text:style-name="Standard">Infinite limits if</text:p>
      <text:p text:style-name="Standard"><draw:frame draw:style-name="fr1" draw:name="Object1" text:anchor-type="as-char" svg:y="-0.1484in" svg:width="2.5756in" svg:height="0.3083in" draw:z-index="0"><draw:object xlink:href="./Object 1" xlink:type="simple" xlink:show="embed" xlink:actuate="onLoad"/><draw:image xlink:href="./ObjectReplacements/Object 1" xlink:type="simple" xlink:show="embed" xlink:actuate="onLoad"/></draw:frame>Infinite limits are vertical asymptotes</text:p>
      <text:p text:style-name="Standard"><draw:frame draw:style-name="fr1" draw:name="Object2" text:anchor-type="as-char" svg:y="-0.1484in" svg:width="2.3299in" svg:height="0.3083in" draw:z-index="1"><draw:object xlink:href="./Object 2" xlink:type="simple" xlink:show="embed" xlink:actuate="onLoad"/><draw:image xlink:href="./ObjectReplacements/Object 2" xlink:type="simple" xlink:show="embed" xlink:actuate="onLoad"/></draw:frame>Vertical asymptote at x = 2</text:p>
      <text:p text:style-name="Standard">Ex.</text:p>
      <text:p text:style-name="Standard">Let <draw:frame draw:style-name="fr1" draw:name="Object3" text:anchor-type="as-char" svg:y="-0.2681in" svg:width="1.2917in" svg:height="0.4402in" draw:z-index="2"><draw:object xlink:href="./Object 3" xlink:type="simple" xlink:show="embed" xlink:actuate="onLoad"/><draw:image xlink:href="./ObjectReplacements/Object 3" xlink:type="simple" xlink:show="embed" xlink:actuate="onLoad"/></draw:frame>Evaluate</text:p>
      <text:p text:style-name="Standard"><draw:frame draw:style-name="fr1" draw:name="Object6" text:anchor-type="as-char" svg:y="-0.4327in" svg:width="0.9992in" svg:height="0.8063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(a) <draw:frame draw:style-name="fr1" draw:name="Object4" text:anchor-type="as-char" svg:y="-0.1484in" svg:width="0.7008in" svg:height="0.3083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<draw:frame draw:style-name="fr1" draw:name="Object7" text:anchor-type="as-char" svg:y="-0.1484in" svg:width="1.0811in" svg:height="0.3083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>(b) <draw:frame draw:style-name="fr1" draw:name="Object5" text:anchor-type="as-char" svg:y="-0.1484in" svg:width="0.7134in" svg:height="0.3083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><draw:frame draw:style-name="fr1" draw:name="Object8" text:anchor-type="as-char" svg:y="-0.1484in" svg:width="1.0953in" svg:height="0.3083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/>
      <text:p text:style-name="Standard"><draw:frame draw:style-name="fr1" draw:name="Object9" text:anchor-type="as-char" svg:y="-0.1484in" svg:width="0.6925in" svg:height="0.1902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/>
      <text:p text:style-name="Standard">Limits at infinity If:</text:p>
      <text:p text:style-name="Standard"><draw:frame draw:style-name="fr1" draw:name="Object10" text:anchor-type="as-char" svg:y="-0.1484in" svg:width="2.5634in" svg:height="0.2945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>Limits at infinity are horizontal asymptotes</text:p>
      <text:p text:style-name="Standard"/>
      <text:p text:style-name="Standard">Ex.</text:p>
      <text:p text:style-name="Standard"><draw:frame draw:style-name="fr1" draw:name="Object11" text:anchor-type="as-char" svg:y="-0.4244in" svg:width="0.9882in" svg:height="0.789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/>
      <text:p text:style-name="Standard">Ex. What is the H.A. of <draw:frame draw:style-name="fr1" draw:name="Object12" text:anchor-type="as-char" svg:y="-0.45in" svg:width="1.9811in" svg:height="0.8409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Standard">Horizontal asymptotes of rational functions:</text:p>
      <text:list xml:id="list4356415053940862227" text:style-name="L1">
        <text:list-item>
          <text:p text:style-name="P1">If the degree of the denominator is greater, HA @ y=0</text:p>
        </text:list-item>
        <text:list-item>
          <text:p text:style-name="P1">If the degree of the numerator is greater, then no HA</text:p>
        </text:list-item>
        <text:list-item>
          <text:p text:style-name="P1">If the degrees are equal, then the HA is the ratio of the leading coefficients</text:p>
        </text:list-item>
      </text:list>
      <text:p text:style-name="Standard"/>
      <text:p text:style-name="Standard"/>
      <text:p text:style-name="Standard"/>
      <text:p text:style-name="Standard"><text:soft-page-break/><draw:frame draw:style-name="fr1" draw:name="Object13" text:anchor-type="as-char" svg:y="-2.2575in" svg:width="2.961in" svg:height="4.4571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><draw:frame draw:style-name="fr1" draw:name="Object14" text:anchor-type="as-char" svg:y="-0.172in" svg:width="0.7083in" svg:height="0.2138in" draw:z-index="13"><draw:object xlink:href="./Object 14" xlink:type="simple" xlink:show="embed" xlink:actuate="onLoad"/><draw:image xlink:href="./ObjectReplacements/Object 14" xlink:type="simple" xlink:show="embed" xlink:actuate="onLoad"/></draw:frame>has a HA at y=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1-31T10:51:00.08</meta:creation-date>
    <dc:date>2018-01-31T11:56:26.57</dc:date>
    <dc:creator>Timothy Cayer</dc:creator>
    <meta:editing-duration>PT46M20S</meta:editing-duration>
    <meta:editing-cycles>7</meta:editing-cycles>
    <meta:generator>OpenOffice/4.1.3$Win32 OpenOffice.org_project/413m1$Build-9783</meta:generator>
    <meta:document-statistic meta:table-count="0" meta:image-count="0" meta:object-count="14" meta:page-count="2" meta:paragraph-count="24" meta:word-count="89" meta:character-count="491"/>
  </office:meta>
</office:document-meta>
</file>

<file path=Object 1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sup>
                <mi>c</mi>
                <mrow>
                  <mtext>-</mtext>
                </mrow>
              </msup>
            </mrow>
          </mrow>
        </munder>
        <mrow>
          <mi>f</mi>
          <mrow>
            <mrow>
              <mo stretchy="false">(</mo>
              <mrow>
                <mi>x</mi>
              </mrow>
              <mo stretchy="false">)</mo>
            </mrow>
            <mo stretchy="false">=</mo>
            <mrow>
              <mo stretchy="false">±</mo>
              <mo stretchy="false">∞</mo>
            </mrow>
          </mrow>
        </mrow>
      </mrow>
      <mi/>
      <mtext>or</mtext>
      <mi/>
      <mrow>
        <munder>
          <mi>lim</mi>
          <mrow>
            <mrow>
              <mi>x</mi>
              <mo stretchy="false">→</mo>
              <msup>
                <mi>c</mi>
                <mrow>
                  <mtext>+</mtext>
                </mrow>
              </msup>
            </mrow>
          </mrow>
        </munder>
        <mrow>
          <mi>f</mi>
          <mrow>
            <mrow>
              <mo stretchy="false">(</mo>
              <mrow>
                <mi>x</mi>
              </mrow>
              <mo stretchy="false">)</mo>
            </mrow>
            <mo stretchy="false">=</mo>
            <mrow>
              <mo stretchy="false">±</mo>
              <mo stretchy="false">∞</mo>
            </mrow>
          </mrow>
        </mrow>
      </mrow>
    </mrow>
    <annotation encoding="StarMath 5.0">lim csub {x toward c rsup{"-"}} {f(x) = +- %infinite} ~~ "or" ~~ lim csub {x toward c rsup{"+"}} {f(x) = +- %infinite}</annotation>
  </semantics>
</math>
</file>

<file path=Object 10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row>
                <mo stretchy="false">+</mo>
                <mo stretchy="false">∞</mo>
              </mrow>
            </mrow>
          </mrow>
        </munder>
        <mrow>
          <mi>f</mi>
          <mrow>
            <mrow>
              <mo stretchy="false">(</mo>
              <mrow>
                <mi>x</mi>
              </mrow>
              <mo stretchy="false">)</mo>
            </mrow>
            <mo stretchy="false">=</mo>
            <mi>L</mi>
          </mrow>
        </mrow>
      </mrow>
      <mi/>
      <mtext>or</mtext>
      <mi/>
      <mrow>
        <munder>
          <mi>lim</mi>
          <mrow>
            <mrow>
              <mi>x</mi>
              <mo stretchy="false">→</mo>
              <mrow>
                <mo stretchy="false">−</mo>
                <mo stretchy="false">∞</mo>
              </mrow>
            </mrow>
          </mrow>
        </munder>
        <mrow>
          <mi>f</mi>
          <mrow>
            <mrow>
              <mo stretchy="false">(</mo>
              <mrow>
                <mi>x</mi>
              </mrow>
              <mo stretchy="false">)</mo>
            </mrow>
            <mo stretchy="false">=</mo>
            <mi>L</mi>
          </mrow>
        </mrow>
      </mrow>
    </mrow>
    <annotation encoding="StarMath 5.0">lim csub {x toward +%infinite} {f(x) = L} ~~~ "or" ~~~ lim csub {x toward -%infinite} {f(x) = L}</annotation>
  </semantics>
</math>
</file>

<file path=Object 11/content.xml><?xml version="1.0" encoding="utf-8"?>
<math xmlns="http://www.w3.org/1998/Math/MathML">
  <semantics>
    <mtable>
      <mtr>
        <mtd>
          <mrow>
            <mrow>
              <munder>
                <mi>lim</mi>
                <mrow>
                  <mrow>
                    <mi>x</mi>
                    <mo stretchy="false">→</mo>
                    <mrow>
                      <mo stretchy="false">+</mo>
                      <mo stretchy="false">∞</mo>
                    </mrow>
                  </mrow>
                </mrow>
              </munder>
              <mrow>
                <mi>f</mi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=</mo>
                  <mn>1</mn>
                </mrow>
              </mrow>
            </mrow>
          </mrow>
        </mtd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row>
                      <mo stretchy="false">−</mo>
                      <mo stretchy="false">∞</mo>
                    </mrow>
                  </mrow>
                </mrow>
              </munder>
              <mrow>
                <mi>f</mi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=</mo>
                  <mn>1</mn>
                </mrow>
              </mrow>
            </mrow>
          </mrow>
        </mtd>
      </mtr>
    </mtable>
    <annotation encoding="StarMath 5.0">lim csub {x toward +%infinite} {f(x) = 1} newline
lim csub {x toward -%infinite} {f(x) = 1} newline</annotation>
  </semantics>
</math>
</file>

<file path=Object 12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frac>
                  <mrow>
                    <mrow>
                      <mrow>
                        <mrow>
                          <msup>
                            <mn>2x</mn>
                            <mrow>
                              <mn>5</mn>
                            </mrow>
                          </msup>
                          <mo stretchy="false">+</mo>
                          <msup>
                            <mn>7x</mn>
                            <mrow>
                              <mn>3</mn>
                            </mrow>
                          </msup>
                        </mrow>
                        <mo stretchy="false">−</mo>
                        <mn>3x</mn>
                      </mrow>
                      <mo stretchy="false">+</mo>
                      <mn>1</mn>
                    </mrow>
                  </mrow>
                  <mrow>
                    <mrow>
                      <mrow>
                        <mrow>
                          <msup>
                            <mn>3x</mn>
                            <mrow>
                              <mn>5</mn>
                            </mrow>
                          </msup>
                          <mo stretchy="false">+</mo>
                          <msup>
                            <mn>2x</mn>
                            <mrow>
                              <mn>2</mn>
                            </mrow>
                          </msup>
                        </mrow>
                        <mo stretchy="false">+</mo>
                        <mn>11x</mn>
                      </mrow>
                      <mo stretchy="false">−</mo>
                      <mn>14</mn>
                    </mrow>
                  </mrow>
                </mfrac>
              </mrow>
            </mrow>
            <mtext>?</mtext>
          </mrow>
        </mtd>
      </mtr>
      <mtr>
        <mtd>
          <mrow>
            <mtext>H.A. at</mtext>
            <mrow>
              <mi>y</mi>
              <mo stretchy="false">=</mo>
              <mfrac>
                <mrow>
                  <mn>2</mn>
                </mrow>
                <mrow>
                  <mn>3</mn>
                </mrow>
              </mfrac>
            </mrow>
          </mrow>
        </mtd>
      </mtr>
    </mtable>
    <annotation encoding="StarMath 5.0">f(x) = {{2x^{5}+7x^{3}-3x+1} over {3x^{5}+2x^{2}+11x-14}} "?" newline
"H.A. at" y={2}over{3}</annotation>
  </semantics>
</math>
</file>

<file path=Object 13/content.xml><?xml version="1.0" encoding="utf-8"?>
<math xmlns="http://www.w3.org/1998/Math/MathML">
  <semantics>
    <mtable>
      <mtr>
        <mtd>
          <mrow>
            <mtext>Let</mtext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frac>
                  <mrow>
                    <mrow>
                      <mrow>
                        <mrow>
                          <msup>
                            <mn>2x</mn>
                            <mrow>
                              <mn>5</mn>
                            </mrow>
                          </msup>
                          <mo stretchy="false">+</mo>
                          <msup>
                            <mn>7x</mn>
                            <mrow>
                              <mn>3</mn>
                            </mrow>
                          </msup>
                        </mrow>
                        <mo stretchy="false">−</mo>
                        <mn>3x</mn>
                      </mrow>
                      <mo stretchy="false">+</mo>
                      <mn>1</mn>
                    </mrow>
                  </mrow>
                  <mrow>
                    <mrow>
                      <mrow>
                        <mrow>
                          <msup>
                            <mn>3x</mn>
                            <mrow>
                              <mn>5</mn>
                            </mrow>
                          </msup>
                          <mo stretchy="false">+</mo>
                          <msup>
                            <mn>2x</mn>
                            <mrow>
                              <mn>2</mn>
                            </mrow>
                          </msup>
                        </mrow>
                        <mo stretchy="false">+</mo>
                        <mn>11x</mn>
                      </mrow>
                      <mo stretchy="false">−</mo>
                      <mn>14</mn>
                    </mrow>
                  </mrow>
                </mfrac>
              </mrow>
            </mrow>
            <mi/>
            <mtext>Evaluate</mtext>
          </mrow>
        </mtd>
      </mtr>
      <mtr>
        <mtd>
          <mrow>
            <mtext>a)</mtext>
            <mi/>
            <mrow>
              <munder>
                <mi>lim</mi>
                <mrow>
                  <mrow>
                    <mi>x</mi>
                    <mo stretchy="false">→</mo>
                    <mrow>
                      <mo stretchy="false">+</mo>
                      <mo stretchy="false">∞</mo>
                    </mrow>
                  </mrow>
                </mrow>
              </munder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</mrow>
          </mrow>
        </mtd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row>
                      <mo stretchy="false">+</mo>
                      <mo stretchy="false">∞</mo>
                    </mrow>
                  </mrow>
                </mrow>
              </munder>
              <mrow>
                <mfrac>
                  <mrow>
                    <mrow>
                      <mrow>
                        <mrow>
                          <msup>
                            <mn>2x</mn>
                            <mrow>
                              <mn>5</mn>
                            </mrow>
                          </msup>
                          <mo stretchy="false">+</mo>
                          <msup>
                            <mn>7x</mn>
                            <mrow>
                              <mn>3</mn>
                            </mrow>
                          </msup>
                        </mrow>
                        <mo stretchy="false">−</mo>
                        <mn>3x</mn>
                      </mrow>
                      <mo stretchy="false">+</mo>
                      <mn>1</mn>
                    </mrow>
                  </mrow>
                  <mrow>
                    <mrow>
                      <mrow>
                        <mrow>
                          <msup>
                            <mn>3x</mn>
                            <mrow>
                              <mn>5</mn>
                            </mrow>
                          </msup>
                          <mo stretchy="false">+</mo>
                          <msup>
                            <mn>2x</mn>
                            <mrow>
                              <mn>2</mn>
                            </mrow>
                          </msup>
                        </mrow>
                        <mo stretchy="false">+</mo>
                        <mn>11x</mn>
                      </mrow>
                      <mo stretchy="false">−</mo>
                      <mn>14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row>
                  <mrow>
                    <mfrac>
                      <mrow>
                        <mrow>
                          <mrow>
                            <mrow>
                              <msup>
                                <mn>2x</mn>
                                <mrow>
                                  <mn>5</mn>
                                </mrow>
                              </msup>
                              <mo stretchy="false">+</mo>
                              <msup>
                                <mn>7x</mn>
                                <mrow>
                                  <mn>3</mn>
                                </mrow>
                              </msup>
                            </mrow>
                            <mo stretchy="false">−</mo>
                            <mn>3x</mn>
                          </mrow>
                          <mo stretchy="false">+</mo>
                          <mn>1</mn>
                        </mrow>
                      </mrow>
                      <mrow>
                        <mrow>
                          <mrow>
                            <mrow>
                              <msup>
                                <mn>3x</mn>
                                <mrow>
                                  <mn>5</mn>
                                </mrow>
                              </msup>
                              <mo stretchy="false">+</mo>
                              <msup>
                                <mn>2x</mn>
                                <mrow>
                                  <mn>2</mn>
                                </mrow>
                              </msup>
                            </mrow>
                            <mo stretchy="false">+</mo>
                            <mn>11x</mn>
                          </mrow>
                          <mo stretchy="false">−</mo>
                          <mn>14</mn>
                        </mrow>
                      </mrow>
                    </mfrac>
                  </mrow>
                  <mo stretchy="false">∗</mo>
                  <mrow>
                    <mfrac>
                      <mrow>
                        <mfrac>
                          <mrow>
                            <mn>1</mn>
                          </mrow>
                          <mrow>
                            <msup>
                              <mi>x</mi>
                              <mrow>
                                <mn>5</mn>
                              </mrow>
                            </msup>
                          </mrow>
                        </mfrac>
                      </mrow>
                      <mrow>
                        <mfrac>
                          <mrow>
                            <mn>1</mn>
                          </mrow>
                          <mrow>
                            <msup>
                              <mi>x</mi>
                              <mrow>
                                <mn>5</mn>
                              </mrow>
                            </msup>
                          </mrow>
                        </mfrac>
                      </mrow>
                    </mfrac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row>
                  <mfrac>
                    <mrow>
                      <mrow>
                        <mrow>
                          <mrow>
                            <mfrac>
                              <mrow>
                                <msup>
                                  <mn>2x</mn>
                                  <mrow>
                                    <mn>5</mn>
                                  </mrow>
                                </msup>
                              </mrow>
                              <mrow>
                                <msup>
                                  <mi>x</mi>
                                  <mrow>
                                    <mn>5</mn>
                                  </mrow>
                                </msup>
                              </mrow>
                            </mfrac>
                            <mo stretchy="false">+</mo>
                            <mfrac>
                              <mrow>
                                <msup>
                                  <mn>7x</mn>
                                  <mrow>
                                    <mn>3</mn>
                                  </mrow>
                                </msup>
                              </mrow>
                              <mrow>
                                <msup>
                                  <mi>x</mi>
                                  <mrow>
                                    <mn>5</mn>
                                  </mrow>
                                </msup>
                              </mrow>
                            </mfrac>
                          </mrow>
                          <mo stretchy="false">−</mo>
                          <mfrac>
                            <mrow>
                              <mn>3x</mn>
                            </mrow>
                            <mrow>
                              <msup>
                                <mi>x</mi>
                                <mrow>
                                  <mn>5</mn>
                                </mrow>
                              </msup>
                            </mrow>
                          </mfrac>
                        </mrow>
                        <mo stretchy="false">+</mo>
                        <mfrac>
                          <mrow>
                            <mn>1</mn>
                          </mrow>
                          <mrow>
                            <msup>
                              <mi>x</mi>
                              <mrow>
                                <mn>5</mn>
                              </mrow>
                            </msup>
                          </mrow>
                        </mfrac>
                      </mrow>
                    </mrow>
                    <mrow>
                      <mrow>
                        <mrow>
                          <mrow>
                            <mfrac>
                              <mrow>
                                <msup>
                                  <mn>3x</mn>
                                  <mrow>
                                    <mn>5</mn>
                                  </mrow>
                                </msup>
                              </mrow>
                              <mrow>
                                <msup>
                                  <mi>x</mi>
                                  <mrow>
                                    <mn>5</mn>
                                  </mrow>
                                </msup>
                              </mrow>
                            </mfrac>
                            <mo stretchy="false">+</mo>
                            <mfrac>
                              <mrow>
                                <msup>
                                  <mn>2x</mn>
                                  <mrow>
                                    <mn>2</mn>
                                  </mrow>
                                </msup>
                              </mrow>
                              <mrow>
                                <msup>
                                  <mi>x</mi>
                                  <mrow>
                                    <mn>5</mn>
                                  </mrow>
                                </msup>
                              </mrow>
                            </mfrac>
                          </mrow>
                          <mo stretchy="false">+</mo>
                          <mfrac>
                            <mrow>
                              <mn>11x</mn>
                            </mrow>
                            <mrow>
                              <msup>
                                <mi>x</mi>
                                <mrow>
                                  <mn>5</mn>
                                </mrow>
                              </msup>
                            </mrow>
                          </mfrac>
                        </mrow>
                        <mo stretchy="false">−</mo>
                        <mfrac>
                          <mrow>
                            <mn>14</mn>
                          </mrow>
                          <mrow>
                            <msup>
                              <mi>x</mi>
                              <mrow>
                                <mn>5</mn>
                              </mrow>
                            </msup>
                          </mrow>
                        </mfrac>
                      </mrow>
                    </mrow>
                  </mfrac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n>2</mn>
                  </mrow>
                  <mrow>
                    <mn>3</mn>
                  </mrow>
                </mfrac>
              </mrow>
            </mrow>
          </mrow>
        </mtd>
      </mtr>
      <mtr>
        <mtd/>
      </mtr>
      <mtr>
        <mtd>
          <mrow>
            <mtext>b)</mtext>
            <mi/>
            <mrow>
              <munder>
                <mi>lim</mi>
                <mrow>
                  <mrow>
                    <mi>x</mi>
                    <mo stretchy="false">→</mo>
                    <mrow>
                      <mo stretchy="false">−</mo>
                      <mo stretchy="false">∞</mo>
                    </mrow>
                  </mrow>
                </mrow>
              </munder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</mrow>
          </mrow>
        </mtd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row>
                      <mo stretchy="false">−</mo>
                      <mo stretchy="false">∞</mo>
                    </mrow>
                  </mrow>
                </mrow>
              </munder>
              <mrow>
                <mi>f</mi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=</mo>
                  <mfrac>
                    <mrow>
                      <mn>2</mn>
                    </mrow>
                    <mrow>
                      <mn>3</mn>
                    </mrow>
                  </mfrac>
                </mrow>
              </mrow>
            </mrow>
          </mrow>
        </mtd>
      </mtr>
    </mtable>
    <annotation encoding="StarMath 5.0">"Let" f(x) = {{2x^{5}+7x^{3}-3x+1} over {3x^{5}+2x^{2}+11x-14}} ~~~ "Evaluate" newline
"a)" ~ lim csub{x toward +%infinite} {f(x)} newline
lim csub {x toward +%infinite} {{2x^{5}+7x^{3}-3x+1} over {3x^{5}+2x^{2}+11x-14}} newline
alignl {~= ~{{{2x^{5}+7x^{3}-3x+1} over {3x^{5}+2x^{2}+11x-14}} * {{{1} over {x^{5}}} over {{1} over {x^{5}}}}}} newline
alignl {~= ~{{{{2x^{5}} over {x^{5}}+{7x^{3}} over {x^{5}}-{3x} over {x^{5}}+{1} over {x^{5}}} over {{3x^{5}} over {x^{5}}+{2x^{2}} over {x^{5}}+{11x} over {x^{5}}-{14} over {x^{5}}}}}} newline
alignl {~= ~{{2} over {3}}} newline
newline
"b)" ~ lim csub{x toward -%infinite} {f(x)} newline
alignl lim csub{x toward -%infinite} {f(x) = {2} over {3}} newline
</annotation>
  </semantics>
</math>
</file>

<file path=Object 14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i>e</mi>
          <mrow>
            <mi>x</mi>
          </mrow>
        </msup>
      </mrow>
    </mrow>
    <annotation encoding="StarMath 5.0">f(x) = e^{x}</annotation>
  </semantics>
</math>
</file>

<file path=Object 2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sup>
                <mn>2</mn>
                <mrow>
                  <mtext>-</mtext>
                </mrow>
              </msup>
            </mrow>
          </mrow>
        </munder>
        <mrow>
          <mi>f</mi>
          <mrow>
            <mrow>
              <mo stretchy="false">(</mo>
              <mrow>
                <mi>x</mi>
              </mrow>
              <mo stretchy="false">)</mo>
            </mrow>
            <mo stretchy="false">=</mo>
            <mrow>
              <mo stretchy="false">−</mo>
              <mo stretchy="false">∞</mo>
            </mrow>
          </mrow>
        </mrow>
      </mrow>
      <mi/>
      <mrow>
        <munder>
          <mi>lim</mi>
          <mrow>
            <mrow>
              <mi>x</mi>
              <mo stretchy="false">→</mo>
              <msup>
                <mn>2</mn>
                <mrow>
                  <mtext>+</mtext>
                </mrow>
              </msup>
            </mrow>
          </mrow>
        </munder>
        <mrow>
          <mi>f</mi>
          <mrow>
            <mrow>
              <mo stretchy="false">(</mo>
              <mrow>
                <mi>x</mi>
              </mrow>
              <mo stretchy="false">)</mo>
            </mrow>
            <mo stretchy="false">=</mo>
            <mrow>
              <mo stretchy="false">+</mo>
              <mo stretchy="false">∞</mo>
            </mrow>
          </mrow>
        </mrow>
      </mrow>
    </mrow>
    <annotation encoding="StarMath 5.0">lim csub {x toward 2 rsup{"-"}} {f(x) = - %infinite} ~~~ lim csub {x toward 2 rsup{"+"}} {f(x) = + %infinite}</annotation>
  </semantics>
</math>
</file>

<file path=Object 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frac>
            <mrow>
              <mrow>
                <mrow>
                  <msup>
                    <mi>x</mi>
                    <mrow>
                      <mn>2</mn>
                    </mrow>
                  </msup>
                  <mo stretchy="false">+</mo>
                  <mn>3x</mn>
                </mrow>
                <mo stretchy="false">+</mo>
                <mn>2</mn>
              </mrow>
            </mrow>
            <mrow>
              <mrow>
                <msup>
                  <mi>x</mi>
                  <mrow>
                    <mn>2</mn>
                  </mrow>
                </msup>
                <mo stretchy="false">−</mo>
                <mn>4</mn>
              </mrow>
            </mrow>
          </mfrac>
        </mrow>
      </mrow>
    </mrow>
    <annotation encoding="StarMath 5.0">f(x) = {{x^{2} + 3x + 2} over {x^{2}-4}}</annotation>
  </semantics>
</math>
</file>

<file path=Object 4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sup>
                <mn>2</mn>
                <mrow>
                  <mtext>-</mtext>
                </mrow>
              </msup>
            </mrow>
          </mrow>
        </munder>
        <mrow>
          <mi>f</mi>
          <mrow>
            <mo stretchy="false">(</mo>
            <mrow>
              <mi>x</mi>
            </mrow>
            <mo stretchy="false">)</mo>
          </mrow>
        </mrow>
      </mrow>
    </mrow>
    <annotation encoding="StarMath 5.0">lim csub {x toward 2 rsup{"-"}} {f(x)}</annotation>
  </semantics>
</math>
</file>

<file path=Object 5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sup>
                <mn>2</mn>
                <mrow>
                  <mtext>+</mtext>
                </mrow>
              </msup>
            </mrow>
          </mrow>
        </munder>
        <mrow>
          <mi>f</mi>
          <mrow>
            <mo stretchy="false">(</mo>
            <mrow>
              <mi>x</mi>
            </mrow>
            <mo stretchy="false">)</mo>
          </mrow>
        </mrow>
      </mrow>
    </mrow>
    <annotation encoding="StarMath 5.0">lim csub {x toward 2 rsup{"+"}} {f(x)}</annotation>
  </semantics>
</math>
</file>

<file path=Object 6/content.xml><?xml version="1.0" encoding="utf-8"?>
<math xmlns="http://www.w3.org/1998/Math/MathML">
  <semantics>
    <mtable>
      <mtr>
        <mtd>
          <mrow>
            <mfrac>
              <mrow>
                <mrow>
                  <mo stretchy="false">(</mo>
                  <mrow>
                    <mrow>
                      <mi>x</mi>
                      <mo stretchy="false">+</mo>
                      <mn>2</mn>
                    </mrow>
                  </mrow>
                  <mo stretchy="false">)</mo>
                </mrow>
                <mrow>
                  <mo stretchy="false">(</mo>
                  <mrow>
                    <mrow>
                      <mi>x</mi>
                      <mo stretchy="false">+</mo>
                      <mn>1</mn>
                    </mrow>
                  </mrow>
                  <mo stretchy="false">)</mo>
                </mrow>
              </mrow>
              <mrow>
                <mrow>
                  <mo stretchy="false">(</mo>
                  <mrow>
                    <mrow>
                      <mi>x</mi>
                      <mo stretchy="false">+</mo>
                      <mn>2</mn>
                    </mrow>
                  </mrow>
                  <mo stretchy="false">)</mo>
                </mrow>
                <mrow>
                  <mo stretchy="false">(</mo>
                  <mrow>
                    <mrow>
                      <mi>x</mi>
                      <mo stretchy="false">−</mo>
                      <mn>2</mn>
                    </mrow>
                  </mrow>
                  <mo stretchy="false">)</mo>
                </mrow>
              </mrow>
            </mfrac>
          </mrow>
        </mtd>
      </mtr>
      <mtr>
        <mtd>
          <mrow>
            <mfrac>
              <mrow>
                <mrow>
                  <mi>x</mi>
                  <mo stretchy="false">+</mo>
                  <mn>1</mn>
                </mrow>
              </mrow>
              <mrow>
                <mrow>
                  <mi>x</mi>
                  <mo stretchy="false">−</mo>
                  <mn>2</mn>
                </mrow>
              </mrow>
            </mfrac>
          </mrow>
        </mtd>
      </mtr>
    </mtable>
    <annotation encoding="StarMath 5.0">{(x+2)(x+1)} over {(x+2)(x-2)} newline
{x+1} over {x-2}</annotation>
  </semantics>
</math>
</file>

<file path=Object 7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sup>
                <mn>2</mn>
                <mrow>
                  <mtext>-</mtext>
                </mrow>
              </msup>
            </mrow>
          </mrow>
        </munder>
        <mrow>
          <mi>f</mi>
          <mrow>
            <mrow>
              <mo stretchy="false">(</mo>
              <mrow>
                <mi>x</mi>
              </mrow>
              <mo stretchy="false">)</mo>
            </mrow>
            <mo stretchy="false">=</mo>
            <mrow>
              <mo stretchy="false">−</mo>
              <mo stretchy="false">∞</mo>
            </mrow>
          </mrow>
        </mrow>
      </mrow>
    </mrow>
    <annotation encoding="StarMath 5.0">lim csub {x toward 2 rsup{"-"}} {f(x) = -%infinite}</annotation>
  </semantics>
</math>
</file>

<file path=Object 8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sup>
                <mn>2</mn>
                <mrow>
                  <mtext>+</mtext>
                </mrow>
              </msup>
            </mrow>
          </mrow>
        </munder>
        <mrow>
          <mi>f</mi>
          <mrow>
            <mrow>
              <mo stretchy="false">(</mo>
              <mrow>
                <mi>x</mi>
              </mrow>
              <mo stretchy="false">)</mo>
            </mrow>
            <mo stretchy="false">=</mo>
            <mrow>
              <mo stretchy="false">+</mo>
              <mo stretchy="false">∞</mo>
            </mrow>
          </mrow>
        </mrow>
      </mrow>
    </mrow>
    <annotation encoding="StarMath 5.0">lim csub {x toward 2 rsup{"+"}} {f(x) = +%infinite}</annotation>
  </semantics>
</math>
</file>

<file path=Object 9/content.xml><?xml version="1.0" encoding="utf-8"?>
<math xmlns="http://www.w3.org/1998/Math/MathML">
  <semantics>
    <mrow>
      <mrow>
        <mi>y</mi>
        <mo stretchy="false">=</mo>
        <mi>ln</mi>
      </mrow>
      <mrow>
        <mo stretchy="false">(</mo>
        <mrow>
          <mi>x</mi>
        </mrow>
        <mo stretchy="false">)</mo>
      </mrow>
    </mrow>
    <annotation encoding="StarMath 5.0">y = ln(x)</annotation>
  </semantics>
</math>
</file>